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094cm" fo:margin-left="0.459cm" fo:margin-right="0.446cm" fo:margin-top="0cm" fo:margin-bottom="0cm" table:align="margins" style:writing-mode="lr-tb"/>
    </style:style>
    <style:style style:name="Tabelle1.A" style:family="table-column">
      <style:table-column-properties style:column-width="3.953cm" style:rel-column-width="16096*"/>
    </style:style>
    <style:style style:name="Tabelle1.B" style:family="table-column">
      <style:table-column-properties style:column-width="12.141cm" style:rel-column-width="49439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2" style:family="table-cell">
      <style:table-cell-properties style:vertical-align="middle" fo:padding-left="0.191cm" fo:padding-right="0.191cm" fo:padding-top="0cm" fo:padding-bottom="0cm" fo:border="none"/>
    </style:style>
    <style:style style:name="Tabelle1.B4" style:family="table-cell" style:data-style-name="N0">
      <style:table-cell-properties style:vertical-align="middle" fo:padding-left="0.191cm" fo:padding-right="0.191cm" fo:padding-top="0cm" fo:padding-bottom="0cm" fo:border="none"/>
    </style:style>
    <style:style style:name="Tabelle1.7" style:family="table-row">
      <style:table-row-properties style:min-row-height="0.594cm" style:keep-together="true" fo:keep-together="auto"/>
    </style:style>
    <style:style style:name="Tabelle1.B7" style:family="table-cell" style:data-style-name="N37">
      <style:table-cell-properties fo:padding-left="0.191cm" fo:padding-right="0.191cm" fo:padding-top="0cm" fo:padding-bottom="0cm" fo:border="none"/>
    </style:style>
    <style:style style:name="Tabelle3" style:family="table">
      <style:table-properties style:width="16.03cm" fo:margin-left="0.52cm" fo:margin-right="0.448cm" fo:margin-top="0cm" fo:margin-bottom="0cm" table:align="margins" style:writing-mode="lr-tb"/>
    </style:style>
    <style:style style:name="Tabelle3.A" style:family="table-column">
      <style:table-column-properties style:column-width="1.898cm" style:rel-column-width="7759*"/>
    </style:style>
    <style:style style:name="Tabelle3.B" style:family="table-column">
      <style:table-column-properties style:column-width="6.227cm" style:rel-column-width="25455*"/>
    </style:style>
    <style:style style:name="Tabelle3.C" style:family="table-column">
      <style:table-column-properties style:column-width="3.549cm" style:rel-column-width="14508*"/>
    </style:style>
    <style:style style:name="Tabelle3.D" style:family="table-column">
      <style:table-column-properties style:column-width="4.357cm" style:rel-column-width="17813*"/>
    </style:style>
    <style:style style:name="Tabelle3.1" style:family="table-row">
      <style:table-row-properties style:min-row-height="0.58cm" style:keep-together="true" fo:keep-together="auto"/>
    </style:style>
    <style:style style:name="Tabelle3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3.2" style:family="table-row">
      <style:table-row-properties style:min-row-height="0.75cm" style:keep-together="true" fo:keep-together="auto"/>
    </style:style>
    <style:style style:name="Tabelle3.A2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16.715cm" fo:margin-left="0.272cm" fo:margin-right="0.012cm" fo:margin-top="0cm" fo:margin-bottom="0cm" table:align="margins" style:writing-mode="lr-tb"/>
    </style:style>
    <style:style style:name="Tabelle4.A" style:family="table-column">
      <style:table-column-properties style:column-width="3.859cm" style:rel-column-width="15131*"/>
    </style:style>
    <style:style style:name="Tabelle4.B" style:family="table-column">
      <style:table-column-properties style:column-width="2.429cm" style:rel-column-width="9523*"/>
    </style:style>
    <style:style style:name="Tabelle4.C" style:family="table-column">
      <style:table-column-properties style:column-width="10.426cm" style:rel-column-width="40881*"/>
    </style:style>
    <style:style style:name="Tabelle4.1" style:family="table-row">
      <style:table-row-properties style:min-row-height="0.75cm" style:keep-together="true" fo:keep-together="auto"/>
    </style:style>
    <style:style style:name="Tabelle4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4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4.B2" style:family="table-cell">
      <style:table-cell-properties fo:padding-left="0.191cm" fo:padding-right="0.191cm" fo:padding-top="0cm" fo:padding-bottom="0cm" fo:border="0.018cm solid #00000a"/>
    </style:style>
    <style:style style:name="Tabelle4.5" style:family="table-row">
      <style:table-row-properties style:min-row-height="1.057cm" style:keep-together="true" fo:keep-together="auto"/>
    </style:style>
    <style:style style:name="Tabelle5" style:family="table">
      <style:table-properties style:width="16.715cm" fo:margin-left="0.272cm" fo:margin-right="0.012cm" fo:margin-top="0cm" fo:margin-bottom="0cm" table:align="margins" style:writing-mode="lr-tb"/>
    </style:style>
    <style:style style:name="Tabelle5.A" style:family="table-column">
      <style:table-column-properties style:column-width="4.078cm" style:rel-column-width="15989*"/>
    </style:style>
    <style:style style:name="Tabelle5.B" style:family="table-column">
      <style:table-column-properties style:column-width="12.637cm" style:rel-column-width="49546*"/>
    </style:style>
    <style:style style:name="Tabelle5.1" style:family="table-row">
      <style:table-row-properties style:min-row-height="0.75cm" style:keep-together="true" fo:keep-together="auto"/>
    </style:style>
    <style:style style:name="Tabelle5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5.B1" style:family="table-cell">
      <style:table-cell-properties fo:padding-left="0.191cm" fo:padding-right="0.191cm" fo:padding-top="0cm" fo:padding-bottom="0cm" fo:border="0.018cm solid #00000a"/>
    </style:style>
    <style:style style:name="Tabelle5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5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5.4" style:family="table-row">
      <style:table-row-properties style:min-row-height="6.436cm" style:keep-together="true" fo:keep-together="auto"/>
    </style:style>
    <style:style style:name="Tabelle5.6" style:family="table-row">
      <style:table-row-properties style:keep-together="true" fo:keep-together="auto"/>
    </style:style>
    <style:style style:name="Tabelle5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Tabelle2" style:family="table">
      <style:table-properties style:width="16.715cm" fo:margin-left="0.272cm" fo:margin-right="0.012cm" fo:margin-top="0cm" fo:margin-bottom="0cm" table:align="margins" style:writing-mode="lr-tb"/>
    </style:style>
    <style:style style:name="Tabelle2.A" style:family="table-column">
      <style:table-column-properties style:column-width="3.859cm" style:rel-column-width="15131*"/>
    </style:style>
    <style:style style:name="Tabelle2.B" style:family="table-column">
      <style:table-column-properties style:column-width="2.429cm" style:rel-column-width="9523*"/>
    </style:style>
    <style:style style:name="Tabelle2.C" style:family="table-column">
      <style:table-column-properties style:column-width="10.426cm" style:rel-column-width="40881*"/>
    </style:style>
    <style:style style:name="Tabelle2.1" style:family="table-row">
      <style:table-row-properties style:min-row-height="0.75cm" style:keep-together="true" fo:keep-together="auto"/>
    </style:style>
    <style:style style:name="Tabelle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2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2.B2" style:family="table-cell">
      <style:table-cell-properties fo:padding-left="0.191cm" fo:padding-right="0.191cm" fo:padding-top="0cm" fo:padding-bottom="0cm" fo:border="0.018cm solid #00000a"/>
    </style:style>
    <style:style style:name="Tabelle2.5" style:family="table-row">
      <style:table-row-properties style:min-row-height="1.057cm" style:keep-together="true" fo:keep-together="auto"/>
    </style:style>
    <style:style style:name="Tabelle6" style:family="table">
      <style:table-properties style:width="16.715cm" fo:margin-left="0.272cm" fo:margin-right="0.012cm" fo:margin-top="0cm" fo:margin-bottom="0cm" table:align="margins" style:writing-mode="lr-tb"/>
    </style:style>
    <style:style style:name="Tabelle6.A" style:family="table-column">
      <style:table-column-properties style:column-width="4.078cm" style:rel-column-width="15989*"/>
    </style:style>
    <style:style style:name="Tabelle6.B" style:family="table-column">
      <style:table-column-properties style:column-width="12.637cm" style:rel-column-width="49546*"/>
    </style:style>
    <style:style style:name="Tabelle6.1" style:family="table-row">
      <style:table-row-properties style:min-row-height="0.75cm" style:keep-together="true" fo:keep-together="auto"/>
    </style:style>
    <style:style style:name="Tabelle6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6.B1" style:family="table-cell">
      <style:table-cell-properties fo:padding-left="0.191cm" fo:padding-right="0.191cm" fo:padding-top="0cm" fo:padding-bottom="0cm" fo:border="0.018cm solid #00000a"/>
    </style:style>
    <style:style style:name="Tabelle6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6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6.4" style:family="table-row">
      <style:table-row-properties style:min-row-height="6.436cm" style:keep-together="true" fo:keep-together="auto"/>
    </style:style>
    <style:style style:name="Tabelle6.6" style:family="table-row">
      <style:table-row-properties style:keep-together="true" fo:keep-together="auto"/>
    </style:style>
    <style:style style:name="Tabelle6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Tabelle7" style:family="table">
      <style:table-properties style:width="16.715cm" fo:margin-left="0.272cm" fo:margin-right="0.012cm" fo:margin-top="0cm" fo:margin-bottom="0cm" table:align="margins" style:writing-mode="lr-tb"/>
    </style:style>
    <style:style style:name="Tabelle7.A" style:family="table-column">
      <style:table-column-properties style:column-width="3.859cm" style:rel-column-width="15131*"/>
    </style:style>
    <style:style style:name="Tabelle7.B" style:family="table-column">
      <style:table-column-properties style:column-width="2.429cm" style:rel-column-width="9523*"/>
    </style:style>
    <style:style style:name="Tabelle7.C" style:family="table-column">
      <style:table-column-properties style:column-width="10.426cm" style:rel-column-width="40881*"/>
    </style:style>
    <style:style style:name="Tabelle7.1" style:family="table-row">
      <style:table-row-properties style:min-row-height="0.75cm" style:keep-together="true" fo:keep-together="auto"/>
    </style:style>
    <style:style style:name="Tabelle7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7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7.B2" style:family="table-cell">
      <style:table-cell-properties fo:padding-left="0.191cm" fo:padding-right="0.191cm" fo:padding-top="0cm" fo:padding-bottom="0cm" fo:border="0.018cm solid #00000a"/>
    </style:style>
    <style:style style:name="Tabelle7.5" style:family="table-row">
      <style:table-row-properties style:min-row-height="1.057cm" style:keep-together="true" fo:keep-together="auto"/>
    </style:style>
    <style:style style:name="Tabelle8" style:family="table">
      <style:table-properties style:width="16.715cm" fo:margin-left="0.272cm" fo:margin-right="0.012cm" fo:margin-top="0cm" fo:margin-bottom="0cm" table:align="margins" style:writing-mode="lr-tb"/>
    </style:style>
    <style:style style:name="Tabelle8.A" style:family="table-column">
      <style:table-column-properties style:column-width="4.078cm" style:rel-column-width="15989*"/>
    </style:style>
    <style:style style:name="Tabelle8.B" style:family="table-column">
      <style:table-column-properties style:column-width="12.637cm" style:rel-column-width="49546*"/>
    </style:style>
    <style:style style:name="Tabelle8.1" style:family="table-row">
      <style:table-row-properties style:min-row-height="0.75cm" style:keep-together="true" fo:keep-together="auto"/>
    </style:style>
    <style:style style:name="Tabelle8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8.B1" style:family="table-cell">
      <style:table-cell-properties fo:padding-left="0.191cm" fo:padding-right="0.191cm" fo:padding-top="0cm" fo:padding-bottom="0cm" fo:border="0.018cm solid #00000a"/>
    </style:style>
    <style:style style:name="Tabelle8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8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8.4" style:family="table-row">
      <style:table-row-properties style:min-row-height="6.436cm" style:keep-together="true" fo:keep-together="auto"/>
    </style:style>
    <style:style style:name="Tabelle8.6" style:family="table-row">
      <style:table-row-properties style:keep-together="true" fo:keep-together="auto"/>
    </style:style>
    <style:style style:name="Tabelle8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Tabelle9" style:family="table">
      <style:table-properties style:width="16.715cm" fo:margin-left="0.272cm" fo:margin-right="0.012cm" fo:margin-top="0cm" fo:margin-bottom="0cm" table:align="margins" style:writing-mode="lr-tb"/>
    </style:style>
    <style:style style:name="Tabelle9.A" style:family="table-column">
      <style:table-column-properties style:column-width="3.859cm" style:rel-column-width="15131*"/>
    </style:style>
    <style:style style:name="Tabelle9.B" style:family="table-column">
      <style:table-column-properties style:column-width="2.429cm" style:rel-column-width="9523*"/>
    </style:style>
    <style:style style:name="Tabelle9.C" style:family="table-column">
      <style:table-column-properties style:column-width="10.426cm" style:rel-column-width="40881*"/>
    </style:style>
    <style:style style:name="Tabelle9.1" style:family="table-row">
      <style:table-row-properties style:min-row-height="0.75cm" style:keep-together="true" fo:keep-together="auto"/>
    </style:style>
    <style:style style:name="Tabelle9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9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9.B2" style:family="table-cell">
      <style:table-cell-properties fo:padding-left="0.191cm" fo:padding-right="0.191cm" fo:padding-top="0cm" fo:padding-bottom="0cm" fo:border="0.018cm solid #00000a"/>
    </style:style>
    <style:style style:name="Tabelle9.5" style:family="table-row">
      <style:table-row-properties style:min-row-height="1.057cm" style:keep-together="true" fo:keep-together="auto"/>
    </style:style>
    <style:style style:name="Tabelle10" style:family="table">
      <style:table-properties style:width="16.715cm" fo:margin-left="0.272cm" fo:margin-right="0.012cm" fo:margin-top="0cm" fo:margin-bottom="0cm" table:align="margins" style:writing-mode="lr-tb"/>
    </style:style>
    <style:style style:name="Tabelle10.A" style:family="table-column">
      <style:table-column-properties style:column-width="4.078cm" style:rel-column-width="15989*"/>
    </style:style>
    <style:style style:name="Tabelle10.B" style:family="table-column">
      <style:table-column-properties style:column-width="12.637cm" style:rel-column-width="49546*"/>
    </style:style>
    <style:style style:name="Tabelle10.1" style:family="table-row">
      <style:table-row-properties style:min-row-height="0.75cm" style:keep-together="true" fo:keep-together="auto"/>
    </style:style>
    <style:style style:name="Tabelle10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10.B1" style:family="table-cell">
      <style:table-cell-properties fo:padding-left="0.191cm" fo:padding-right="0.191cm" fo:padding-top="0cm" fo:padding-bottom="0cm" fo:border="0.018cm solid #00000a"/>
    </style:style>
    <style:style style:name="Tabelle10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10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10.4" style:family="table-row">
      <style:table-row-properties style:min-row-height="6.436cm" style:keep-together="true" fo:keep-together="auto"/>
    </style:style>
    <style:style style:name="Tabelle10.6" style:family="table-row">
      <style:table-row-properties style:keep-together="true" fo:keep-together="auto"/>
    </style:style>
    <style:style style:name="Tabelle10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Tabelle11" style:family="table">
      <style:table-properties style:width="16.715cm" fo:margin-left="0.272cm" fo:margin-right="0.012cm" fo:margin-top="0cm" fo:margin-bottom="0cm" table:align="margins" style:writing-mode="lr-tb"/>
    </style:style>
    <style:style style:name="Tabelle11.A" style:family="table-column">
      <style:table-column-properties style:column-width="3.859cm" style:rel-column-width="15131*"/>
    </style:style>
    <style:style style:name="Tabelle11.B" style:family="table-column">
      <style:table-column-properties style:column-width="2.429cm" style:rel-column-width="9523*"/>
    </style:style>
    <style:style style:name="Tabelle11.C" style:family="table-column">
      <style:table-column-properties style:column-width="10.426cm" style:rel-column-width="40881*"/>
    </style:style>
    <style:style style:name="Tabelle11.1" style:family="table-row">
      <style:table-row-properties style:min-row-height="0.75cm" style:keep-together="true" fo:keep-together="auto"/>
    </style:style>
    <style:style style:name="Tabelle11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11.B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11.B2" style:family="table-cell">
      <style:table-cell-properties fo:padding-left="0.191cm" fo:padding-right="0.191cm" fo:padding-top="0cm" fo:padding-bottom="0cm" fo:border="0.018cm solid #00000a"/>
    </style:style>
    <style:style style:name="Tabelle11.5" style:family="table-row">
      <style:table-row-properties style:min-row-height="1.057cm" style:keep-together="true" fo:keep-together="auto"/>
    </style:style>
    <style:style style:name="Tabelle12" style:family="table">
      <style:table-properties style:width="16.715cm" fo:margin-left="0.272cm" fo:margin-right="0.012cm" fo:margin-top="0cm" fo:margin-bottom="0cm" table:align="margins" style:writing-mode="lr-tb"/>
    </style:style>
    <style:style style:name="Tabelle12.A" style:family="table-column">
      <style:table-column-properties style:column-width="4.078cm" style:rel-column-width="15989*"/>
    </style:style>
    <style:style style:name="Tabelle12.B" style:family="table-column">
      <style:table-column-properties style:column-width="12.637cm" style:rel-column-width="49546*"/>
    </style:style>
    <style:style style:name="Tabelle12.1" style:family="table-row">
      <style:table-row-properties style:min-row-height="0.75cm" style:keep-together="true" fo:keep-together="auto"/>
    </style:style>
    <style:style style:name="Tabelle1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12.B1" style:family="table-cell">
      <style:table-cell-properties fo:padding-left="0.191cm" fo:padding-right="0.191cm" fo:padding-top="0cm" fo:padding-bottom="0cm" fo:border="0.018cm solid #00000a"/>
    </style:style>
    <style:style style:name="Tabelle12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le12.B3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12.4" style:family="table-row">
      <style:table-row-properties style:min-row-height="6.436cm" style:keep-together="true" fo:keep-together="auto"/>
    </style:style>
    <style:style style:name="Tabelle12.6" style:family="table-row">
      <style:table-row-properties style:keep-together="true" fo:keep-together="auto"/>
    </style:style>
    <style:style style:name="Tabelle12.A6" style:family="table-cell">
      <style:table-cell-properties fo:background-color="#f0f0f0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-Titel">
      <style:text-properties style:font-name="Arial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style:font-name="Arial" fo:font-size="16pt" style:font-size-asian="16pt" style:font-size-complex="16pt"/>
    </style:style>
    <style:style style:name="P6" style:family="paragraph" style:parent-style-name="Text_20_body">
      <style:text-properties fo:font-variant="normal" fo:text-transform="none" fo:color="#454545" style:font-name="Arial" fo:font-size="15pt" fo:letter-spacing="normal" fo:font-style="normal" fo:font-weight="normal" style:font-size-asian="15pt" style:font-size-complex="15pt"/>
    </style:style>
    <style:style style:name="P7" style:family="paragraph" style:parent-style-name="Absatz_20_Tab_20_12_20_Pt_20_1-1_20_Kur">
      <style:text-properties style:font-name="Arial"/>
    </style:style>
    <style:style style:name="P8" style:family="paragraph" style:parent-style-name="Absatz_20_Tab_20_12_20_Pt_20_Titel">
      <style:text-properties style:font-name="Arial"/>
    </style:style>
    <style:style style:name="P9" style:family="paragraph" style:parent-style-name="Tab-Abstand_20_0">
      <style:text-properties style:font-name="Arial"/>
    </style:style>
    <style:style style:name="P10" style:family="paragraph" style:parent-style-name="Absatz_20_Tab_20_10_20_Pt_20_1-1_20_Kur_20_Fett">
      <style:text-properties style:font-name="Arial"/>
    </style:style>
    <style:style style:name="P11" style:family="paragraph" style:parent-style-name="Projektidentifikation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Heading_20_1" style:list-style-name="WWNum28">
      <style:paragraph-properties fo:margin-left="0.76cm" fo:margin-right="0cm" fo:text-indent="-0.76cm" style:auto-text-indent="false" fo:break-before="page"/>
      <style:text-properties style:font-name="Arial"/>
    </style:style>
    <style:style style:name="P14" style:family="paragraph" style:parent-style-name="Heading_20_1">
      <style:paragraph-properties fo:margin-left="0.76cm" fo:margin-right="0cm" fo:text-indent="-0.76cm" style:auto-text-indent="false"/>
      <style:text-properties style:font-name="Arial" fo:font-size="16pt" style:font-size-asian="16pt" style:font-size-complex="16pt"/>
    </style:style>
    <style:style style:name="P15" style:family="paragraph" style:parent-style-name="Heading_20_1" style:list-style-name="WWNum28">
      <style:paragraph-properties fo:margin-left="0.76cm" fo:margin-right="0cm" fo:text-indent="-0.76cm" style:auto-text-indent="false"/>
      <style:text-properties style:font-name="Arial" fo:font-size="16pt" style:font-size-asian="16pt" style:font-size-complex="16pt"/>
    </style:style>
    <style:style style:name="P16" style:family="paragraph" style:parent-style-name="Absatz_20_Tab_20_12_20_Pt_20_1-1_20_Kur" style:list-style-name="L1">
      <style:text-properties style:font-name="Arial"/>
    </style:style>
    <style:style style:name="P17" style:family="paragraph" style:parent-style-name="Absatz_20_Tab_20_12_20_Pt_20_1-1_20_Kur" style:list-style-name="L2">
      <style:text-properties style:font-name="Arial"/>
    </style:style>
    <style:style style:name="P18" style:family="paragraph" style:parent-style-name="Absatz_20_Tab_20_12_20_Pt_20_1-1_20_Kur" style:list-style-name="L3">
      <style:text-properties style:font-name="Arial"/>
    </style:style>
    <style:style style:name="P19" style:family="paragraph" style:parent-style-name="Absatz_20_Tab_20_12_20_Pt_20_1-1_20_Kur" style:list-style-name="L4">
      <style:text-properties style:font-name="Arial"/>
    </style:style>
    <style:style style:name="P20" style:family="paragraph" style:parent-style-name="Absatz_20_Tab_20_12_20_Pt_20_1-1_20_Kur" style:list-style-name="L5">
      <style:text-properties style:font-name="Arial"/>
    </style:style>
    <style:style style:name="P21" style:family="paragraph" style:parent-style-name="Absatz_20_Tab_20_12_20_Pt_20_1-1_20_Kur" style:list-style-name="L6">
      <style:text-properties style:font-name="Arial"/>
    </style:style>
    <style:style style:name="P22" style:family="paragraph" style:parent-style-name="Absatz_20_Tab_20_12_20_Pt_20_1-1_20_Kur" style:list-style-name="L7">
      <style:text-properties style:font-name="Arial"/>
    </style:style>
    <style:style style:name="P23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24" style:family="paragraph" style:parent-style-name="Text_20_body">
      <style:paragraph-properties fo:text-align="start" style:justify-single-word="false"/>
      <style:text-properties style:font-name="Arial"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estprotokoll</text:h>
      <text:p text:style-name="P23"/>
      <text:p text:style-name="P24">Thema : MitgliederVerwaltung</text:p>
      <text:p text:style-name="P4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1">Klassifizierung</text:p>
            </table:table-cell>
            <table:table-cell table:style-name="Tabelle1.A1" office:value-type="string">
              <text:p text:style-name="Absatz_20_Tab_20_12_20_Pt_20_1-1"><text:span text:style-name="Placeholder_20_Text"/></text:p>
            </table:table-cell>
          </table:table-row>
          <table:table-row table:style-name="Tabelle1.1">
            <table:table-cell table:style-name="Tabelle1.A1" office:value-type="string">
              <text:p text:style-name="P11">Status</text:p>
            </table:table-cell>
            <table:table-cell table:style-name="Tabelle1.B2" office:value-type="string">
              <text:p text:style-name="Absatz_20_Tab_20_12_20_Pt_20_1-1"><text:span text:style-name="Placeholder_20_Text">Beendet</text:span>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P11">Programmname</text:p>
          </table:table-cell>
          <table:table-cell table:style-name="Tabelle1.B2" office:value-type="string">
            <text:p text:style-name="Absatz_20_Tab_20_12_20_Pt_20_1-1">MitgliederVerwaltug</text:p>
          </table:table-cell>
        </table:table-row>
        <table:table-row table:style-name="Tabelle1.1">
          <table:table-cell table:style-name="Tabelle1.A1" office:value-type="string">
            <text:p text:style-name="P11">Projektnummer</text:p>
          </table:table-cell>
          <table:table-cell table:style-name="Tabelle1.B4" office:value-type="float" office:value="1">
            <text:p text:style-name="Absatz_20_Tab_20_12_20_Pt_20_1-1">1</text:p>
          </table:table-cell>
        </table:table-row>
        <table:table-row table:style-name="Tabelle1.1">
          <table:table-cell table:style-name="Tabelle1.A1" office:value-type="string">
            <text:p text:style-name="P11">Projektleiter</text:p>
          </table:table-cell>
          <table:table-cell table:style-name="Tabelle1.A1" office:value-type="string">
            <text:p text:style-name="Absatz_20_Tab_20_12_20_Pt_20_1-1">Vanessa Gehring</text:p>
          </table:table-cell>
        </table:table-row>
        <table:table-row table:style-name="Tabelle1.1">
          <table:table-cell table:style-name="Tabelle1.A1" office:value-type="string">
            <text:p text:style-name="P11">Version</text:p>
          </table:table-cell>
          <table:table-cell table:style-name="Tabelle1.A1" office:value-type="string">
            <text:p text:style-name="Absatz_20_Tab_20_12_20_Pt_20_1-1">0.1</text:p>
          </table:table-cell>
        </table:table-row>
        <table:table-row table:style-name="Tabelle1.7">
          <table:table-cell table:style-name="Tabelle1.A1" office:value-type="string">
            <text:p text:style-name="P11">Datum</text:p>
          </table:table-cell>
          <table:table-cell table:style-name="Tabelle1.B7" office:value-type="date" office:date-value="2021-05-10">
            <text:p text:style-name="Absatz_20_Tab_20_12_20_Pt_20_1-1"><text:span text:style-name="Placeholder_20_Text">10.05.21</text:span></text:p>
          </table:table-cell>
        </table:table-row>
      </table:table>
      <text:h text:style-name="P12" text:outline-level="1"><text:bookmark-start text:name="_Toc530490772"/><text:bookmark-start text:name="_Toc18316527"/></text:h>
      <text:h text:style-name="P12" text:outline-level="1">B<text:bookmark-end text:name="_Toc530490772"/><text:bookmark-end text:name="_Toc18316527"/>eschreibung</text:h>
      <text:p text:style-name="P6">Das Testprotokoll hält die Testergebnisse fest. Die Testergebnisse sind gemäss den im Testkonzept definierten Mängelklassen bewertet.</text:p>
      <text:p text:style-name="P5"/>
      <text:p text:style-name="P5"/>
      <text:h text:style-name="P12" text:outline-level="1"><text:bookmark-start text:name="_Toc18316529"/>Übersicht der Testfälle / Testdurchführungen<text:bookmark-end text:name="_Toc18316529"/></text:h>
      <text:p text:style-name="Absatz">Hinweis auf das Testkonzept</text:p>
      <text:p text:style-name="Tab-Abstand_20_0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 table:style-name="Tabelle3.1">
            <table:table-cell table:style-name="Tabelle3.A1" office:value-type="string">
              <text:p text:style-name="Absatz_20_Tab_20_12_20_Pt_20_Titel">ID</text:p>
            </table:table-cell>
            <table:table-cell table:style-name="Tabelle3.A1" office:value-type="string">
              <text:p text:style-name="Absatz_20_Tab_20_12_20_Pt_20_Titel">Bezeichnung</text:p>
            </table:table-cell>
            <table:table-cell table:style-name="Tabelle3.A1" office:value-type="string">
              <text:p text:style-name="Absatz_20_Tab_20_12_20_Pt_20_Titel">Testdatum</text:p>
            </table:table-cell>
            <table:table-cell table:style-name="Tabelle3.A1" office:value-type="string">
              <text:p text:style-name="Absatz_20_Tab_20_12_20_Pt_20_Titel">Tester</text:p>
            </table:table-cell>
          </table:table-row>
        </table:table-header-rows>
        <table:table-row table:style-name="Tabelle3.2">
          <table:table-cell table:style-name="Tabelle3.A2" office:value-type="string">
            <text:p text:style-name="Absatz_20_Tab_20_12_20_Pt_20_1-1_20_Kur">T-01</text:p>
          </table:table-cell>
          <table:table-cell table:style-name="Tabelle3.A2" office:value-type="string">
            <text:p text:style-name="Absatz_20_Tab_20_12_20_Pt_20_1-1_20_Kur">Einloggen als Vorstandsmitglied</text:p>
          </table:table-cell>
          <table:table-cell table:style-name="Tabelle3.A2" office:value-type="string">
            <text:p text:style-name="Absatz_20_Tab_20_12_20_Pt_20_1-1_20_Kur">10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>T-02</text:p>
          </table:table-cell>
          <table:table-cell table:style-name="Tabelle3.A2" office:value-type="string">
            <text:p text:style-name="Absatz_20_Tab_20_12_20_Pt_20_1-1_20_Kur">Mitgliederdaten ändern</text:p>
          </table:table-cell>
          <table:table-cell table:style-name="Tabelle3.A2" office:value-type="string">
            <text:p text:style-name="Absatz_20_Tab_20_12_20_Pt_20_1-1_20_Kur">10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>T-03</text:p>
          </table:table-cell>
          <table:table-cell table:style-name="Tabelle3.A2" office:value-type="string">
            <text:p text:style-name="Absatz_20_Tab_20_12_20_Pt_20_1-1_20_Kur">Mitgliederdaten löschen</text:p>
          </table:table-cell>
          <table:table-cell table:style-name="Tabelle3.A2" office:value-type="string">
            <text:p text:style-name="Absatz_20_Tab_20_12_20_Pt_20_1-1_20_Kur">10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>T-04</text:p>
          </table:table-cell>
          <table:table-cell table:style-name="Tabelle3.A2" office:value-type="string">
            <text:p text:style-name="Absatz_20_Tab_20_12_20_Pt_20_1-1_20_Kur">Mitgliederdaten hinzufügen</text:p>
          </table:table-cell>
          <table:table-cell table:style-name="Tabelle3.A2" office:value-type="string">
            <text:p text:style-name="Absatz_20_Tab_20_12_20_Pt_20_1-1_20_Kur">10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>T-05</text:p>
          </table:table-cell>
          <table:table-cell table:style-name="Tabelle3.A2" office:value-type="string">
            <text:p text:style-name="Absatz_20_Tab_20_12_20_Pt_20_1-1_20_Kur">Ausloggen im System</text:p>
          </table:table-cell>
          <table:table-cell table:style-name="Tabelle3.A2" office:value-type="string">
            <text:p text:style-name="Absatz_20_Tab_20_12_20_Pt_20_1-1_20_Kur">10.05.'2021</text:p>
          </table:table-cell>
          <table:table-cell table:style-name="Tabelle3.A2" office:value-type="string">
            <text:p text:style-name="Absatz_20_Tab_20_12_20_Pt_20_1-1_20_Kur">Vanessa Gehring</text:p>
          </table:table-cell>
        </table:table-row>
        <table:table-row table:style-name="Tabelle3.2"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</table:table-row>
        <table:table-row table:style-name="Tabelle3.2"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</table:table-row>
        <table:table-row table:style-name="Tabelle3.2"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</table:table-row>
        <table:table-row table:style-name="Tabelle3.2"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  <table:table-cell table:style-name="Tabelle3.A2" office:value-type="string">
            <text:p text:style-name="Absatz_20_Tab_20_12_20_Pt_20_1-1_20_Kur"/>
          </table:table-cell>
        </table:table-row>
      </table:table>
      <text:list xml:id="list6753036457540417612" text:style-name="WWNum28">
        <text:list-item>
          <text:h text:style-name="P13" text:outline-level="1"><text:bookmark-start text:name="_Toc18316530"/>Testfall<text:bookmark-end text:name="_Toc18316530"/></text:h>
        </text:list-item>
      </text:list>
      <text:p text:style-name="P3"><text:bookmark-start text:name="_Toc533523592"/>Testfallbeschreibung<text:bookmark-end text:name="_Toc533523592"/></text:p>
      <text:p text:style-name="P9"/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 table:style-name="Tabelle4.1">
            <table:table-cell table:style-name="Tabelle4.A1" office:value-type="string">
              <text:p text:style-name="P8">ID / Bezeichnung</text:p>
            </table:table-cell>
            <table:table-cell table:style-name="Tabelle4.B1" office:value-type="string">
              <text:p text:style-name="P7">T-01</text:p>
            </table:table-cell>
            <table:table-cell table:style-name="Tabelle4.B1" office:value-type="string">
              <text:p text:style-name="Absatz_20_Tab_20_12_20_Pt_20_1-1_20_Kur">Login</text:p>
            </table:table-cell>
          </table:table-row>
        </table:table-header-rows>
        <table:table-row table:style-name="Tabelle4.1">
          <table:table-cell table:style-name="Tabelle4.A1" office:value-type="string">
            <text:p text:style-name="P8">Beschreibung</text:p>
          </table:table-cell>
          <table:table-cell table:style-name="Tabelle4.B2" table:number-columns-spanned="2" office:value-type="string">
            <text:p text:style-name="Absatz_20_Tab_20_12_20_Pt_20_1-1_20_Kur">Einloggen als Vorstandsmitglied</text:p>
          </table:table-cell>
          <table:covered-table-cell/>
        </table:table-row>
        <table:table-row table:style-name="Tabelle4.1">
          <table:table-cell table:style-name="Tabelle4.A1" office:value-type="string">
            <text:p text:style-name="P8">Testvoraussetzung</text:p>
          </table:table-cell>
          <table:table-cell table:style-name="Tabelle4.B2" table:number-columns-spanned="2" office:value-type="string">
            <text:list xml:id="list1996501328409063135" text:style-name="L1">
              <text:list-item>
                <text:p text:style-name="P16">Programm geöffnet</text:p>
              </text:list-item>
            </text:list>
          </table:table-cell>
          <table:covered-table-cell/>
        </table:table-row>
        <table:table-row table:style-name="Tabelle4.1">
          <table:table-cell table:style-name="Tabelle4.A1" office:value-type="string">
            <text:p text:style-name="P8">Testschritte</text:p>
          </table:table-cell>
          <table:table-cell table:style-name="Tabelle4.B2" table:number-columns-spanned="2" office:value-type="string">
            <text:list xml:id="list1257973906525945954" text:style-name="L2">
              <text:list-item>
                <text:p text:style-name="P17">Im Feld 'Benutzername' wird der Name eingetragen.</text:p>
              </text:list-item>
              <text:list-item>
                <text:p text:style-name="P17">Im Feld 'Passwort' wird das Passwort eingetragen.</text:p>
              </text:list-item>
              <text:list-item>
                <text:p text:style-name="P17">Der Login wird durchgeführt.</text:p>
                <text:p text:style-name="P17"/>
              </text:list-item>
            </text:list>
          </table:table-cell>
          <table:covered-table-cell/>
        </table:table-row>
        <table:table-row table:style-name="Tabelle4.5">
          <table:table-cell table:style-name="Tabelle4.A1" office:value-type="string">
            <text:p text:style-name="P8">Erwartetes Ergebnis</text:p>
          </table:table-cell>
          <table:table-cell table:style-name="Tabelle4.B2" table:number-columns-spanned="2" office:value-type="string">
            <text:p text:style-name="P7">Der Nutzer ist eingeloggt</text:p>
          </table:table-cell>
          <table:covered-table-cell/>
        </table:table-row>
      </table:table>
      <text:p text:style-name="P3"><text:bookmark-start text:name="_Toc493855175"/>Testdurchführung und Testergebnis<text:bookmark-end text:name="_Toc493855175"/> (Mängelklasse)</text:p>
      <text:p text:style-name="P9"/>
      <table:table table:name="Tabelle5" table:style-name="Tabelle5">
        <table:table-column table:style-name="Tabelle5.A"/>
        <table:table-column table:style-name="Tabelle5.B"/>
        <table:table-header-rows>
          <table:table-row table:style-name="Tabelle5.1">
            <table:table-cell table:style-name="Tabelle5.A1" office:value-type="string">
              <text:p text:style-name="P8">Testdatum</text:p>
            </table:table-cell>
            <table:table-cell table:style-name="Tabelle5.B1" office:value-type="string">
              <text:p text:style-name="P7">10.05.'2021</text:p>
            </table:table-cell>
          </table:table-row>
        </table:table-header-rows>
        <table:table-row table:style-name="Tabelle5.1">
          <table:table-cell table:style-name="Tabelle5.A1" office:value-type="string">
            <text:p text:style-name="P8">Tester</text:p>
          </table:table-cell>
          <table:table-cell table:style-name="Tabelle5.B2" office:value-type="string">
            <text:p text:style-name="P7">Vanessa Gehring</text:p>
          </table:table-cell>
        </table:table-row>
        <table:table-row table:style-name="Tabelle5.1">
          <table:table-cell table:style-name="Tabelle5.A1" office:value-type="string">
            <text:p text:style-name="P8">Mängelklasse*</text:p>
          </table:table-cell>
          <table:table-cell table:style-name="Tabelle5.B3" office:value-type="float" office:value="1">
            <text:p text:style-name="P7">1</text:p>
          </table:table-cell>
        </table:table-row>
        <table:table-row table:style-name="Tabelle5.4">
          <table:table-cell table:style-name="Tabelle5.A1" office:value-type="string">
            <text:p text:style-name="P8">Mangelbeschreibung</text:p>
          </table:table-cell>
          <table:table-cell table:style-name="Tabelle5.B1" office:value-type="string">
            <text:p text:style-name="P7">Feld 'Passwort anzeigen' funktioniert nicht.<text:line-break/></text:p>
            <text:p text:style-name="P7">Bei Klick auf Feld 'Passwort anzeigen' wird das Passwortfeld nicht als test angezeigt sondern bleibt als * dargestellt.<text:line-break/><text:line-break/><text:line-break/><text:line-break/><text:line-break/><text:line-break/><text:line-break/><text:line-break/><text:line-break/><text:line-break/><text:line-break/></text:p>
          </table:table-cell>
        </table:table-row>
        <table:table-row table:style-name="Tabelle5.1">
          <table:table-cell table:style-name="Tabelle5.A1" office:value-type="string">
            <text:p text:style-name="P8">Bemerkungen</text:p>
          </table:table-cell>
          <table:table-cell table:style-name="Tabelle5.B1" office:value-type="string">
            <text:p text:style-name="P7">Noch überprüfen und korrigieren<text:line-break/><text:line-break/><text:line-break/><text:line-break/><text:line-break/></text:p>
          </table:table-cell>
        </table:table-row>
        <table:table-row table:style-name="Tabelle5.6">
          <table:table-cell table:style-name="Tabelle5.A6" table:number-columns-spanned="2" office:value-type="string">
            <text:p text:style-name="P10">*Mängelklasse: 0 = mängelfrei; 1 = belangloser Mangel; 2 = leichter Mangel; 3 = schwerer Mangel; 4 = kritischer Mangel</text:p>
          </table:table-cell>
          <table:covered-table-cell/>
        </table:table-row>
      </table:table>
      <text:list xml:id="list34410607" text:continue-list="list6753036457540417612" text:style-name="WWNum28">
        <text:list-header>
          <text:h text:style-name="P15" text:outline-level="1"><text:bookmark text:name="_Toc18316531"/></text:h>
        </text:list-header>
        <text:list-item>
          <text:h text:style-name="P13" text:outline-level="1"><text:bookmark-start text:name="_Toc183165301"/>Testfall<text:bookmark-end text:name="_Toc183165301"/></text:h>
        </text:list-item>
      </text:list>
      <text:p text:style-name="P3"><text:bookmark-start text:name="_Toc5335235921"/>Testfallbeschreibung<text:bookmark-end text:name="_Toc5335235921"/></text:p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 table:style-name="Tabelle2.1">
            <table:table-cell table:style-name="Tabelle2.A1" office:value-type="string">
              <text:p text:style-name="P8">ID / Bezeichnung</text:p>
            </table:table-cell>
            <table:table-cell table:style-name="Tabelle2.B1" office:value-type="string">
              <text:p text:style-name="P7">T-02</text:p>
            </table:table-cell>
            <table:table-cell table:style-name="Tabelle2.B1" office:value-type="string">
              <text:p text:style-name="Absatz_20_Tab_20_12_20_Pt_20_1-1_20_Kur">Mitgliederdaten bearbeiten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8">Beschreibung</text:p>
          </table:table-cell>
          <table:table-cell table:style-name="Tabelle2.B2" table:number-columns-spanned="2" office:value-type="string">
            <text:p text:style-name="Absatz_20_Tab_20_12_20_Pt_20_1-1_20_Kur">Vorhandene Mitgliderdaten bearbeiten</text:p>
          </table:table-cell>
          <table:covered-table-cell/>
        </table:table-row>
        <table:table-row table:style-name="Tabelle2.1">
          <table:table-cell table:style-name="Tabelle2.A1" office:value-type="string">
            <text:p text:style-name="P8">Testvoraussetzung</text:p>
          </table:table-cell>
          <table:table-cell table:style-name="Tabelle2.B2" table:number-columns-spanned="2" office:value-type="string">
            <text:list xml:id="list4884515061212043737" text:style-name="L3">
              <text:list-item>
                <text:p text:style-name="P18">Im Programm angemeldet</text:p>
              </text:list-item>
              <text:list-item>
                <text:p text:style-name="P18">Mitglied vorhanden</text:p>
                <text:p text:style-name="P18"/>
              </text:list-item>
            </text:list>
          </table:table-cell>
          <table:covered-table-cell/>
        </table:table-row>
        <table:table-row table:style-name="Tabelle2.1">
          <table:table-cell table:style-name="Tabelle2.A1" office:value-type="string">
            <text:p text:style-name="P8">Testschritte </text:p>
          </table:table-cell>
          <table:table-cell table:style-name="Tabelle2.B2" table:number-columns-spanned="2" office:value-type="string">
            <text:list xml:id="list4166625393144314658" text:style-name="L4">
              <text:list-item>
                <text:p text:style-name="P19">Benutzer wählt 'Mitglieder anzeigen/bearbeiten'.</text:p>
              </text:list-item>
              <text:list-item>
                <text:p text:style-name="P19">Nutzer wählt zu Änderndes Mitglied </text:p>
              </text:list-item>
              <text:list-item>
                <text:p text:style-name="P19">Nutzer ändert Daten</text:p>
              </text:list-item>
              <text:list-item>
                <text:p text:style-name="P19">Nutzer speichert</text:p>
                <text:p text:style-name="P19"/>
              </text:list-item>
            </text:list>
          </table:table-cell>
          <table:covered-table-cell/>
        </table:table-row>
        <table:table-row table:style-name="Tabelle2.5">
          <table:table-cell table:style-name="Tabelle2.A1" office:value-type="string">
            <text:p text:style-name="P8">Erwartetes Ergebnis</text:p>
          </table:table-cell>
          <table:table-cell table:style-name="Tabelle2.B2" table:number-columns-spanned="2" office:value-type="string">
            <text:p text:style-name="P7">Ausgewähltes Mitglied wurde bearbeitet und Daten sind aktuell</text:p>
          </table:table-cell>
          <table:covered-table-cell/>
        </table:table-row>
      </table:table>
      <text:p text:style-name="P3"><text:bookmark-start text:name="_Toc4938551751"/>Testdurchführung und Testergebnis<text:bookmark-end text:name="_Toc4938551751"/> (Mängelklasse)</text:p>
      <text:p text:style-name="P9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8">Testdatum</text:p>
            </table:table-cell>
            <table:table-cell table:style-name="Tabelle6.B1" office:value-type="string">
              <text:p text:style-name="P7">10.05.'2021</text:p>
            </table:table-cell>
          </table:table-row>
        </table:table-header-rows>
        <table:table-row table:style-name="Tabelle6.1">
          <table:table-cell table:style-name="Tabelle6.A1" office:value-type="string">
            <text:p text:style-name="P8">Tester</text:p>
          </table:table-cell>
          <table:table-cell table:style-name="Tabelle6.B2" office:value-type="string">
            <text:p text:style-name="P7">Vanessa Gehring</text:p>
          </table:table-cell>
        </table:table-row>
        <table:table-row table:style-name="Tabelle6.1">
          <table:table-cell table:style-name="Tabelle6.A1" office:value-type="string">
            <text:p text:style-name="P8">Mängelklasse*</text:p>
          </table:table-cell>
          <table:table-cell table:style-name="Tabelle6.B3" office:value-type="float" office:value="0">
            <text:p text:style-name="P7">0</text:p>
          </table:table-cell>
        </table:table-row>
        <table:table-row table:style-name="Tabelle6.4">
          <table:table-cell table:style-name="Tabelle6.A1" office:value-type="string">
            <text:p text:style-name="P8">Mangelbeschreibung</text:p>
          </table:table-cell>
          <table:table-cell table:style-name="Tabelle6.B1" office:value-type="string">
            <text:p text:style-name="P7">-</text:p>
          </table:table-cell>
        </table:table-row>
        <table:table-row table:style-name="Tabelle6.1">
          <table:table-cell table:style-name="Tabelle6.A1" office:value-type="string">
            <text:p text:style-name="P8">Bemerkungen</text:p>
          </table:table-cell>
          <table:table-cell table:style-name="Tabelle6.B1" office:value-type="string">
            <text:p text:style-name="P7">Keine Mängel vorhanden<text:line-break/><text:line-break/><text:line-break/></text:p>
          </table:table-cell>
        </table:table-row>
        <table:table-row table:style-name="Tabelle6.6">
          <table:table-cell table:style-name="Tabelle6.A6" table:number-columns-spanned="2" office:value-type="string">
            <text:p text:style-name="P10">*Mängelklasse: 0 = mängelfrei; 1 = belangloser Mangel; 2 = leichter Mangel; 3 = schwerer Mangel; 4 = kritischer Mangel</text:p>
          </table:table-cell>
          <table:covered-table-cell/>
        </table:table-row>
      </table:table>
      <text:list xml:id="list34420329" text:continue-list="list34410607" text:style-name="WWNum28">
        <text:list-header>
          <text:h text:style-name="P15" text:outline-level="1"/>
        </text:list-header>
        <text:list-item>
          <text:h text:style-name="P13" text:outline-level="1"><text:bookmark-start text:name="_Toc183165302"/>Testfall<text:bookmark-end text:name="_Toc183165302"/></text:h>
        </text:list-item>
      </text:list>
      <text:p text:style-name="P3"><text:bookmark-start text:name="_Toc5335235922"/>Testfallbeschreibung<text:bookmark-end text:name="_Toc5335235922"/></text:p>
      <text:p text:style-name="P9"/>
      <table:table table:name="Tabelle7" table:style-name="Tabelle7">
        <table:table-column table:style-name="Tabelle7.A"/>
        <table:table-column table:style-name="Tabelle7.B"/>
        <table:table-column table:style-name="Tabelle7.C"/>
        <table:table-header-rows>
          <table:table-row table:style-name="Tabelle7.1">
            <table:table-cell table:style-name="Tabelle7.A1" office:value-type="string">
              <text:p text:style-name="P8">ID / Bezeichnung</text:p>
            </table:table-cell>
            <table:table-cell table:style-name="Tabelle7.B1" office:value-type="string">
              <text:p text:style-name="P7">T-03</text:p>
            </table:table-cell>
            <table:table-cell table:style-name="Tabelle7.B1" office:value-type="string">
              <text:p text:style-name="Absatz_20_Tab_20_12_20_Pt_20_1-1_20_Kur">Mitgliederdaten löschen</text:p>
            </table:table-cell>
          </table:table-row>
        </table:table-header-rows>
        <table:table-row table:style-name="Tabelle7.1">
          <table:table-cell table:style-name="Tabelle7.A1" office:value-type="string">
            <text:p text:style-name="P8">Beschreibung</text:p>
          </table:table-cell>
          <table:table-cell table:style-name="Tabelle7.B2" table:number-columns-spanned="2" office:value-type="string">
            <text:p text:style-name="P7">Vorhandenes Mitglied löschen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8">Testvoraussetzung</text:p>
          </table:table-cell>
          <table:table-cell table:style-name="Tabelle7.B2" table:number-columns-spanned="2" office:value-type="string">
            <text:list xml:id="list34422856" text:continue-list="list4884515061212043737" text:style-name="L3">
              <text:list-item>
                <text:p text:style-name="P18">Im Programm angemeldet</text:p>
              </text:list-item>
              <text:list-item>
                <text:p text:style-name="P18">Mitglied vorhanden</text:p>
                <text:p text:style-name="P18"/>
              </text:list-item>
            </text:list>
          </table:table-cell>
          <table:covered-table-cell/>
        </table:table-row>
        <table:table-row table:style-name="Tabelle7.1">
          <table:table-cell table:style-name="Tabelle7.A1" office:value-type="string">
            <text:p text:style-name="P8">Testschritte</text:p>
          </table:table-cell>
          <table:table-cell table:style-name="Tabelle7.B2" table:number-columns-spanned="2" office:value-type="string">
            <text:list xml:id="list6234691748797449829" text:style-name="L5">
              <text:list-item>
                <text:p text:style-name="P20">Benutzer wählt 'Mitglieder anzeigen/bearbeiten'.</text:p>
              </text:list-item>
              <text:list-item>
                <text:p text:style-name="P20">Nutzer wählt zu löschendes Mitglied </text:p>
              </text:list-item>
              <text:list-item>
                <text:p text:style-name="P20">Nutzer löscht Mitglied</text:p>
              </text:list-item>
              <text:list-item>
                <text:p text:style-name="P20">Nutzer speichert</text:p>
                <text:p text:style-name="P20"/>
              </text:list-item>
            </text:list>
          </table:table-cell>
          <table:covered-table-cell/>
        </table:table-row>
        <table:table-row table:style-name="Tabelle7.5">
          <table:table-cell table:style-name="Tabelle7.A1" office:value-type="string">
            <text:p text:style-name="P8">Erwartetes Ergebnis</text:p>
          </table:table-cell>
          <table:table-cell table:style-name="Tabelle7.B2" table:number-columns-spanned="2" office:value-type="string">
            <text:p text:style-name="P7">Ausgewähltes Mitglied wurde gelöscht</text:p>
          </table:table-cell>
          <table:covered-table-cell/>
        </table:table-row>
      </table:table>
      <text:p text:style-name="P3"><text:bookmark-start text:name="_Toc4938551752"/>Testdurchführung und Testergebnis<text:bookmark-end text:name="_Toc4938551752"/> (Mängelklasse)</text:p>
      <text:p text:style-name="P9"/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8">Testdatum</text:p>
            </table:table-cell>
            <table:table-cell table:style-name="Tabelle8.B1" office:value-type="string">
              <text:p text:style-name="P7">10.05.'2021</text:p>
            </table:table-cell>
          </table:table-row>
        </table:table-header-rows>
        <table:table-row table:style-name="Tabelle8.1">
          <table:table-cell table:style-name="Tabelle8.A1" office:value-type="string">
            <text:p text:style-name="P8">Tester</text:p>
          </table:table-cell>
          <table:table-cell table:style-name="Tabelle8.B2" office:value-type="string">
            <text:p text:style-name="P7">Vanessa Gehring</text:p>
          </table:table-cell>
        </table:table-row>
        <table:table-row table:style-name="Tabelle8.1">
          <table:table-cell table:style-name="Tabelle8.A1" office:value-type="string">
            <text:p text:style-name="P8">Mängelklasse*</text:p>
          </table:table-cell>
          <table:table-cell table:style-name="Tabelle8.B3" office:value-type="float" office:value="0">
            <text:p text:style-name="P7">0</text:p>
          </table:table-cell>
        </table:table-row>
        <table:table-row table:style-name="Tabelle8.4">
          <table:table-cell table:style-name="Tabelle8.A1" office:value-type="string">
            <text:p text:style-name="P8">Mangelbeschreibung</text:p>
          </table:table-cell>
          <table:table-cell table:style-name="Tabelle8.B1" office:value-type="string">
            <text:p text:style-name="P7">-<text:line-break/><text:line-break/><text:line-break/><text:line-break/><text:line-break/><text:line-break/><text:line-break/><text:line-break/><text:line-break/></text:p>
          </table:table-cell>
        </table:table-row>
        <table:table-row table:style-name="Tabelle8.1">
          <table:table-cell table:style-name="Tabelle8.A1" office:value-type="string">
            <text:p text:style-name="P8">Bemerkungen</text:p>
          </table:table-cell>
          <table:table-cell table:style-name="Tabelle8.B1" office:value-type="string">
            <text:p text:style-name="P7">Keine Mängel vorhanden<text:line-break/><text:line-break/><text:line-break/></text:p>
          </table:table-cell>
        </table:table-row>
        <table:table-row table:style-name="Tabelle8.6">
          <table:table-cell table:style-name="Tabelle8.A6" table:number-columns-spanned="2" office:value-type="string">
            <text:p text:style-name="P10">*Mängelklasse: 0 = mängelfrei; 1 = belangloser Mangel; 2 = leichter Mangel; 3 = schwerer Mangel; 4 = kritischer Mangel</text:p>
          </table:table-cell>
          <table:covered-table-cell/>
        </table:table-row>
      </table:table>
      <text:h text:style-name="P14" text:outline-level="1"/>
      <text:list xml:id="list34418853" text:continue-list="list34420329" text:style-name="WWNum28">
        <text:list-item>
          <text:h text:style-name="P13" text:outline-level="1"><text:bookmark-start text:name="_Toc1831653021"/>Testfall<text:bookmark-end text:name="_Toc1831653021"/></text:h>
        </text:list-item>
      </text:list>
      <text:p text:style-name="P3"><text:bookmark-start text:name="_Toc53352359221"/>Testfallbeschreibung<text:bookmark-end text:name="_Toc53352359221"/></text:p>
      <text:p text:style-name="P9"/>
      <table:table table:name="Tabelle9" table:style-name="Tabelle9">
        <table:table-column table:style-name="Tabelle9.A"/>
        <table:table-column table:style-name="Tabelle9.B"/>
        <table:table-column table:style-name="Tabelle9.C"/>
        <table:table-header-rows>
          <table:table-row table:style-name="Tabelle9.1">
            <table:table-cell table:style-name="Tabelle9.A1" office:value-type="string">
              <text:p text:style-name="P8">ID / Bezeichnung</text:p>
            </table:table-cell>
            <table:table-cell table:style-name="Tabelle9.B1" office:value-type="string">
              <text:p text:style-name="P7">T-04</text:p>
            </table:table-cell>
            <table:table-cell table:style-name="Tabelle9.B1" office:value-type="string">
              <text:p text:style-name="Absatz_20_Tab_20_12_20_Pt_20_1-1_20_Kur">Mitglied hinzufügen</text:p>
            </table:table-cell>
          </table:table-row>
        </table:table-header-rows>
        <table:table-row table:style-name="Tabelle9.1">
          <table:table-cell table:style-name="Tabelle9.A1" office:value-type="string">
            <text:p text:style-name="P8">Beschreibung</text:p>
          </table:table-cell>
          <table:table-cell table:style-name="Tabelle9.B2" table:number-columns-spanned="2" office:value-type="string">
            <text:p text:style-name="P7">Neues Mitglied hinzufügen</text:p>
          </table:table-cell>
          <table:covered-table-cell/>
        </table:table-row>
        <table:table-row table:style-name="Tabelle9.1">
          <table:table-cell table:style-name="Tabelle9.A1" office:value-type="string">
            <text:p text:style-name="P8">Testvoraussetzung</text:p>
          </table:table-cell>
          <table:table-cell table:style-name="Tabelle9.B2" table:number-columns-spanned="2" office:value-type="string">
            <text:list xml:id="list34403078" text:continue-list="list34422856" text:style-name="L3">
              <text:list-item>
                <text:p text:style-name="P18">Im Programm angemeldet</text:p>
                <text:p text:style-name="P18"/>
              </text:list-item>
            </text:list>
          </table:table-cell>
          <table:covered-table-cell/>
        </table:table-row>
        <table:table-row table:style-name="Tabelle9.1">
          <table:table-cell table:style-name="Tabelle9.A1" office:value-type="string">
            <text:p text:style-name="P8">Testschritte</text:p>
          </table:table-cell>
          <table:table-cell table:style-name="Tabelle9.B2" table:number-columns-spanned="2" office:value-type="string">
            <text:list xml:id="list742389824966814739" text:style-name="L6">
              <text:list-item>
                <text:p text:style-name="P21">Benutzer wählt 'Mitglieder anzeigen/bearbeiten'.</text:p>
              </text:list-item>
              <text:list-item>
                <text:p text:style-name="P21">Nutzer wählt + am oberen Rand</text:p>
              </text:list-item>
              <text:list-item>
                <text:p text:style-name="P21">Nutzer lgibt Daten ein </text:p>
              </text:list-item>
              <text:list-item>
                <text:p text:style-name="P21">Nutzer speichert</text:p>
              </text:list-item>
              <text:list-item>
                <text:p text:style-name="P21">Nutzer wählt neu eingefügtes Mitglied und Speichert erneut</text:p>
                <text:p text:style-name="P21"/>
              </text:list-item>
            </text:list>
          </table:table-cell>
          <table:covered-table-cell/>
        </table:table-row>
        <table:table-row table:style-name="Tabelle9.5">
          <table:table-cell table:style-name="Tabelle9.A1" office:value-type="string">
            <text:p text:style-name="P8">Erwartetes Ergebnis</text:p>
          </table:table-cell>
          <table:table-cell table:style-name="Tabelle9.B2" table:number-columns-spanned="2" office:value-type="string">
            <text:p text:style-name="P7">Neues Mitglied wurde erfolgreich hinzugefügt</text:p>
          </table:table-cell>
          <table:covered-table-cell/>
        </table:table-row>
      </table:table>
      <text:p text:style-name="P3"><text:bookmark-start text:name="_Toc49385517521"/>Testdurchführung und Testergebnis<text:bookmark-end text:name="_Toc49385517521"/> (Mängelklasse)</text:p>
      <text:p text:style-name="P9"/>
      <table:table table:name="Tabelle10" table:style-name="Tabelle10">
        <table:table-column table:style-name="Tabelle10.A"/>
        <table:table-column table:style-name="Tabelle10.B"/>
        <table:table-header-rows>
          <table:table-row table:style-name="Tabelle10.1">
            <table:table-cell table:style-name="Tabelle10.A1" office:value-type="string">
              <text:p text:style-name="P8">Testdatum</text:p>
            </table:table-cell>
            <table:table-cell table:style-name="Tabelle10.B1" office:value-type="string">
              <text:p text:style-name="P7">10.05.'2021</text:p>
            </table:table-cell>
          </table:table-row>
        </table:table-header-rows>
        <table:table-row table:style-name="Tabelle10.1">
          <table:table-cell table:style-name="Tabelle10.A1" office:value-type="string">
            <text:p text:style-name="P8">Tester</text:p>
          </table:table-cell>
          <table:table-cell table:style-name="Tabelle10.B2" office:value-type="string">
            <text:p text:style-name="P7">Vanessa Gehring</text:p>
          </table:table-cell>
        </table:table-row>
        <table:table-row table:style-name="Tabelle10.1">
          <table:table-cell table:style-name="Tabelle10.A1" office:value-type="string">
            <text:p text:style-name="P8">Mängelklasse*</text:p>
          </table:table-cell>
          <table:table-cell table:style-name="Tabelle10.B3" office:value-type="float" office:value="0">
            <text:p text:style-name="P7">0</text:p>
          </table:table-cell>
        </table:table-row>
        <table:table-row table:style-name="Tabelle10.4">
          <table:table-cell table:style-name="Tabelle10.A1" office:value-type="string">
            <text:p text:style-name="P8">Mangelbeschreibung</text:p>
          </table:table-cell>
          <table:table-cell table:style-name="Tabelle10.B1" office:value-type="string">
            <text:p text:style-name="P7">-<text:line-break/><text:line-break/><text:line-break/><text:line-break/><text:line-break/><text:line-break/><text:line-break/><text:line-break/><text:line-break/></text:p>
          </table:table-cell>
        </table:table-row>
        <table:table-row table:style-name="Tabelle10.1">
          <table:table-cell table:style-name="Tabelle10.A1" office:value-type="string">
            <text:p text:style-name="P8">Bemerkungen</text:p>
          </table:table-cell>
          <table:table-cell table:style-name="Tabelle10.B1" office:value-type="string">
            <text:p text:style-name="P7">Keine Mängel vorhanden<text:line-break/><text:line-break/><text:line-break/></text:p>
          </table:table-cell>
        </table:table-row>
        <table:table-row table:style-name="Tabelle10.6">
          <table:table-cell table:style-name="Tabelle10.A6" table:number-columns-spanned="2" office:value-type="string">
            <text:p text:style-name="P10">*Mängelklasse: 0 = mängelfrei; 1 = belangloser Mangel; 2 = leichter Mangel; 3 = schwerer Mangel; 4 = kritischer Mangel</text:p>
          </table:table-cell>
          <table:covered-table-cell/>
        </table:table-row>
      </table:table>
      <text:h text:style-name="P14" text:outline-level="1"/>
      <text:list xml:id="list34404900" text:continue-list="list34418853" text:style-name="WWNum28">
        <text:list-item>
          <text:h text:style-name="P13" text:outline-level="1"><text:bookmark-start text:name="_Toc1831653022"/>Testfall<text:bookmark-end text:name="_Toc1831653022"/></text:h>
        </text:list-item>
      </text:list>
      <text:p text:style-name="P3"><text:bookmark-start text:name="_Toc53352359222"/>Testfallbeschreibung<text:bookmark-end text:name="_Toc53352359222"/></text:p>
      <text:p text:style-name="P9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 table:style-name="Tabelle11.1">
            <table:table-cell table:style-name="Tabelle11.A1" office:value-type="string">
              <text:p text:style-name="P8">ID / Bezeichnung</text:p>
            </table:table-cell>
            <table:table-cell table:style-name="Tabelle11.B1" office:value-type="string">
              <text:p text:style-name="P7">T-05</text:p>
            </table:table-cell>
            <table:table-cell table:style-name="Tabelle11.B1" office:value-type="string">
              <text:p text:style-name="Absatz_20_Tab_20_12_20_Pt_20_1-1_20_Kur">Logout</text:p>
            </table:table-cell>
          </table:table-row>
        </table:table-header-rows>
        <table:table-row table:style-name="Tabelle11.1">
          <table:table-cell table:style-name="Tabelle11.A1" office:value-type="string">
            <text:p text:style-name="P8">Beschreibung</text:p>
          </table:table-cell>
          <table:table-cell table:style-name="Tabelle11.B2" table:number-columns-spanned="2" office:value-type="string">
            <text:p text:style-name="P7">Nutzer meldet sich im System ab</text:p>
          </table:table-cell>
          <table:covered-table-cell/>
        </table:table-row>
        <table:table-row table:style-name="Tabelle11.1">
          <table:table-cell table:style-name="Tabelle11.A1" office:value-type="string">
            <text:p text:style-name="P8">Testvoraussetzung</text:p>
          </table:table-cell>
          <table:table-cell table:style-name="Tabelle11.B2" table:number-columns-spanned="2" office:value-type="string">
            <text:list xml:id="list34414814" text:continue-list="list34403078" text:style-name="L3">
              <text:list-item>
                <text:p text:style-name="P18">Im Programm angemeldet</text:p>
                <text:p text:style-name="P18"/>
              </text:list-item>
            </text:list>
          </table:table-cell>
          <table:covered-table-cell/>
        </table:table-row>
        <table:table-row table:style-name="Tabelle11.1">
          <table:table-cell table:style-name="Tabelle11.A1" office:value-type="string">
            <text:p text:style-name="P8">Testschritte</text:p>
          </table:table-cell>
          <table:table-cell table:style-name="Tabelle11.B2" table:number-columns-spanned="2" office:value-type="string">
            <text:list xml:id="list4068993566534824199" text:style-name="L7">
              <text:list-item>
                <text:p text:style-name="P22">Benutzer wählt auf der Startseite 'Logout'.</text:p>
              </text:list-item>
              <text:list-item>
                <text:p text:style-name="P22">Logout wird durch Abfrage überprüft.</text:p>
              </text:list-item>
              <text:list-item>
                <text:p text:style-name="P22">Benutzer wählt Ja.</text:p>
                <text:p text:style-name="P22"/>
              </text:list-item>
            </text:list>
          </table:table-cell>
          <table:covered-table-cell/>
        </table:table-row>
        <table:table-row table:style-name="Tabelle11.5">
          <table:table-cell table:style-name="Tabelle11.A1" office:value-type="string">
            <text:p text:style-name="P8">Erwartetes Ergebnis</text:p>
          </table:table-cell>
          <table:table-cell table:style-name="Tabelle11.B2" table:number-columns-spanned="2" office:value-type="string">
            <text:p text:style-name="P7">Benutzer ist abgemeldet</text:p>
          </table:table-cell>
          <table:covered-table-cell/>
        </table:table-row>
      </table:table>
      <text:p text:style-name="P3"><text:bookmark-start text:name="_Toc49385517522"/>Testdurchführung und Testergebnis<text:bookmark-end text:name="_Toc49385517522"/> (Mängelklasse)</text:p>
      <text:p text:style-name="P9"/>
      <table:table table:name="Tabelle12" table:style-name="Tabelle12">
        <table:table-column table:style-name="Tabelle12.A"/>
        <table:table-column table:style-name="Tabelle12.B"/>
        <table:table-header-rows>
          <table:table-row table:style-name="Tabelle12.1">
            <table:table-cell table:style-name="Tabelle12.A1" office:value-type="string">
              <text:p text:style-name="P8">Testdatum</text:p>
            </table:table-cell>
            <table:table-cell table:style-name="Tabelle12.B1" office:value-type="string">
              <text:p text:style-name="P7">10.05.'2021</text:p>
            </table:table-cell>
          </table:table-row>
        </table:table-header-rows>
        <table:table-row table:style-name="Tabelle12.1">
          <table:table-cell table:style-name="Tabelle12.A1" office:value-type="string">
            <text:p text:style-name="P8">Tester</text:p>
          </table:table-cell>
          <table:table-cell table:style-name="Tabelle12.B2" office:value-type="string">
            <text:p text:style-name="P7">Vanessa Gehring</text:p>
          </table:table-cell>
        </table:table-row>
        <table:table-row table:style-name="Tabelle12.1">
          <table:table-cell table:style-name="Tabelle12.A1" office:value-type="string">
            <text:p text:style-name="P8">Mängelklasse*</text:p>
          </table:table-cell>
          <table:table-cell table:style-name="Tabelle12.B3" office:value-type="float" office:value="0">
            <text:p text:style-name="P7">0</text:p>
          </table:table-cell>
        </table:table-row>
        <table:table-row table:style-name="Tabelle12.4">
          <table:table-cell table:style-name="Tabelle12.A1" office:value-type="string">
            <text:p text:style-name="P8">Mangelbeschreibung</text:p>
          </table:table-cell>
          <table:table-cell table:style-name="Tabelle12.B1" office:value-type="string">
            <text:p text:style-name="P7">-<text:line-break/><text:line-break/><text:line-break/><text:line-break/><text:line-break/><text:line-break/><text:line-break/><text:line-break/><text:line-break/></text:p>
          </table:table-cell>
        </table:table-row>
        <table:table-row table:style-name="Tabelle12.1">
          <table:table-cell table:style-name="Tabelle12.A1" office:value-type="string">
            <text:p text:style-name="P8">Bemerkungen</text:p>
          </table:table-cell>
          <table:table-cell table:style-name="Tabelle12.B1" office:value-type="string">
            <text:p text:style-name="P7">Keine Mängel vorhanden<text:line-break/><text:line-break/><text:line-break/></text:p>
          </table:table-cell>
        </table:table-row>
        <table:table-row table:style-name="Tabelle12.6">
          <table:table-cell table:style-name="Tabelle12.A6" table:number-columns-spanned="2" office:value-type="string">
            <text:p text:style-name="P10">*Mängelklasse: 0 = mängelfrei; 1 = belangloser Mangel; 2 = leichter Mangel; 3 = schwerer Mangel; 4 = kritischer Mangel</text:p>
          </table:table-cell>
          <table:covered-table-cell/>
        </table:table-row>
      </table:table>
      <text:list xml:id="list34423972" text:continue-list="list34404900" text:style-name="WWNum28">
        <text:list-header>
          <text:h text:style-name="P15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" style:family="paragraph" style:default-outline-level="" style:list-style-name="">
      <style:paragraph-properties fo:margin-top="0.212cm" fo:margin-bottom="0cm" fo:text-align="justify" style:justify-single-word="false" fo:orphans="2" fo:widows="2" style:writing-mode="lr-tb"/>
      <style:text-properties style:use-window-font-color="true" style:font-name="Calibri Light" fo:font-size="12pt" style:font-size-asian="12pt" style:language-asian="de" style:country-asian="DE" style:font-name-complex="Arial1" style:font-size-complex="12pt"/>
    </style:style>
    <style:style style:name="Inhaltsverzeichnis_20_12" style:display-name="Inhaltsverzeichnis 12" style:family="paragraph" style:parent-style-name="Absatz" style:default-outline-level="" style:list-style-name="">
      <style:paragraph-properties fo:margin-top="1.058cm" fo:margin-bottom="0.529cm" fo:text-align="start" style:justify-single-word="false"/>
      <style:text-properties fo:font-weight="bold" style:font-weight-asian="bold"/>
    </style:style>
    <style:style style:name="Absatz_20_0Pt." style:display-name="Absatz 0Pt." style:family="paragraph" style:parent-style-name="Absatz" style:default-outline-level="" style:list-style-name="">
      <style:paragraph-properties fo:margin-top="0cm" fo:margin-bottom="0cm"/>
      <style:text-properties fo:color="#000000"/>
    </style:style>
    <style:style style:name="Projektidentifikation" style:family="paragraph" style:parent-style-name="Absatz" style:default-outline-level="" style:list-style-name="">
      <style:paragraph-properties fo:margin-top="0.035cm" fo:margin-bottom="0.035cm" fo:line-height="0.459cm" fo:text-align="end" style:justify-single-word="false"/>
      <style:text-properties fo:font-weight="bold" style:font-weight-asian="bold"/>
    </style:style>
    <style:style style:name="Absatz_20_Tab_20_12_20_Pt_20_1-1" style:display-name="Absatz Tab 12 Pt 1-1" style:family="paragraph" style:parent-style-name="Absatz" style:default-outline-level="" style:list-style-name="">
      <style:paragraph-properties fo:margin-top="0.035cm" fo:margin-bottom="0.035cm" fo:line-height="0.459cm" fo:text-align="start" style:justify-single-word="false"/>
      <style:text-properties style:font-name-asian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caption" style:family="paragraph" style:parent-style-name="Absatz" style:default-outline-level="" style:list-style-name="">
      <style:paragraph-properties fo:margin-left="1.752cm" fo:margin-right="0cm" fo:margin-top="0cm" fo:margin-bottom="0cm" fo:text-align="start" style:justify-single-word="false" fo:text-indent="-1.752cm" style:auto-text-indent="false">
        <style:tab-stops>
          <style:tab-stop style:position="1.752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Titel-Projektbezeichnung_20_1" style:display-name="Titel-Projektbezeichnung 1" style:family="paragraph" style:parent-style-name="caption" style:default-outline-level="" style:list-style-name="">
      <style:paragraph-properties fo:margin-top="0.847cm" fo:margin-bottom="0cm" fo:line-height="0.847cm"/>
      <style:text-properties fo:font-size="20pt" style:font-size-asian="20pt"/>
    </style:style>
    <style:style style:name="Titel-Überschrift" style:family="paragraph" style:parent-style-name="Titel-Projektbezeichnung_20_1" style:default-outline-level="" style:list-style-name="">
      <style:paragraph-properties fo:break-before="page"/>
    </style:style>
    <style:style style:name="Tab-Abstand_20_0" style:display-name="Tab-Abstand 0" style:family="paragraph" style:parent-style-name="Absatz_20_0Pt." style:default-outline-level="" style:list-style-name="">
      <style:paragraph-properties fo:line-height="0.318cm" fo:keep-with-next="always"/>
    </style:style>
    <style:style style:name="Absatz_20_Tab_20_12_20_Pt_20_Titel" style:display-name="Absatz Tab 12 Pt Titel" style:family="paragraph" style:parent-style-name="Absatz" style:default-outline-level="" style:list-style-name="">
      <style:paragraph-properties fo:margin-top="0.035cm" fo:margin-bottom="0.035cm" fo:line-height="0.459cm" fo:text-align="start" style:justify-single-word="false"/>
      <style:text-properties fo:font-weight="bold" style:font-name-asian="Times New Roman1" style:font-weight-asian="bold"/>
    </style:style>
    <style:style style:name="Absatz_20_Tab_20_12_20_Pt_20_1-1_20_Kur" style:display-name="Absatz Tab 12 Pt 1-1 Kur" style:family="paragraph" style:parent-style-name="Absatz_20_Tab_20_12_20_Pt_20_1-1" style:default-outline-level="" style:list-style-name="">
      <style:text-properties fo:font-style="italic" style:font-style-asian="italic" style:font-style-complex="italic"/>
    </style:style>
    <style:style style:name="Absatz_20_Tab_20_10_20_Pt_20_1-1_20_Kur_20_Fett" style:display-name="Absatz Tab 10 Pt 1-1 Kur Fett" style:family="paragraph" style:parent-style-name="Standard" style:default-outline-level="" style:list-style-name="">
      <style:paragraph-properties fo:margin-top="0.035cm" fo:margin-bottom="0.035cm" fo:line-height="0.388cm">
        <style:tab-stops>
          <style:tab-stop style:position="1.476cm"/>
        </style:tab-stops>
      </style:paragraph-properties>
      <style:text-properties fo:color="#00000a" style:font-name="Calibri Light" fo:font-size="9pt" fo:font-style="italic" fo:font-weight="bold" style:font-name-asian="Times New Roman1" style:font-size-asian="9pt" style:language-asian="de" style:country-asian="DE" style:font-style-asian="italic" style:font-weight-asian="bold" style:font-name-complex="Arial1" style:font-size-complex="9pt" style:font-style-complex="italic"/>
    </style:style>
    <style:style style:name="Text-Titel" style:family="paragraph" style:parent-style-name="Absatz" style:default-outline-level="" style:list-style-name="">
      <style:paragraph-properties fo:margin-top="0.282cm" fo:margin-bottom="0cm" fo:keep-with-next="always"/>
      <style:text-properties fo:font-weight="bold" style:font-name-asian="Times New Roman1" style:font-weight-asian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ubject/>MitgliederVerwaltung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21S</meta:editing-duration>
    <meta:editing-cycles>5</meta:editing-cycles>
    <meta:generator>OpenOffice/4.1.5$Win32 OpenOffice.org_project/415m1$Build-9789</meta:generator>
    <dc:date>2021-05-10T14:18:06.98</dc:date>
    <dc:creator>Vanessa Gehring</dc:creator>
    <meta:document-statistic meta:table-count="12" meta:image-count="0" meta:object-count="0" meta:page-count="6" meta:paragraph-count="187" meta:word-count="528" meta:character-count="4082"/>
    <meta:user-defined meta:name="Info 1"/>
    <meta:user-defined meta:name="Info 2"/>
    <meta:user-defined meta:name="Info 3"/>
    <meta:user-defined meta:name="Info 4"/>
  </office:meta>
</office:document-meta>
</file>